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officeooo:paragraph-rsid="0013db9e"/>
    </style:style>
    <style:style style:name="P3" style:family="paragraph" style:parent-style-name="Standard">
      <style:paragraph-properties fo:margin-left="0.5in" fo:margin-right="0in" fo:text-indent="0in" style:auto-text-indent="false"/>
      <style:text-properties fo:font-size="11pt" style:font-size-asian="11pt" style:font-size-complex="11pt"/>
    </style:style>
    <style:style style:name="P4" style:family="paragraph" style:parent-style-name="Normal_20__28_Web_29_">
      <style:paragraph-properties style:line-height-at-least="0.1874in" fo:background-color="#ffffff">
        <style:background-image/>
      </style:paragraph-properties>
      <style:text-properties officeooo:paragraph-rsid="00170978"/>
    </style:style>
    <style:style style:name="P5" style:family="paragraph" style:parent-style-name="Standard" style:master-page-name="Standard">
      <style:paragraph-properties style:page-number="auto"/>
      <style:text-properties fo:font-size="11pt" style:font-size-asian="11pt" style:font-size-complex="11pt"/>
    </style:style>
    <style:style style:name="P6" style:family="paragraph" style:parent-style-name="Standard" style:list-style-name="WW8Num2"/>
    <style:style style:name="P7" style:family="paragraph" style:parent-style-name="Standard" style:list-style-name="WW8Num2">
      <style:text-properties fo:font-size="11pt" style:font-size-asian="11pt" style:font-size-complex="11pt"/>
    </style:style>
    <style:style style:name="P8" style:family="paragraph" style:parent-style-name="Standard" style:list-style-name="WW8Num2">
      <style:text-properties fo:font-size="11pt" officeooo:rsid="0013db9e" officeooo:paragraph-rsid="0013db9e" style:font-size-asian="11pt" style:font-size-complex="11pt"/>
    </style:style>
    <style:style style:name="T1" style:family="text">
      <style:text-properties fo:font-size="11pt" style:font-size-asian="11pt" style:font-size-complex="11pt"/>
    </style:style>
    <style:style style:name="T2" style:family="text">
      <style:text-properties fo:font-size="11pt" officeooo:rsid="00122824" style:font-size-asian="11pt" style:font-size-complex="11pt"/>
    </style:style>
    <style:style style:name="T3" style:family="text">
      <style:text-properties fo:font-size="11pt" officeooo:rsid="0013db9e" style:font-size-asian="11pt" style:font-size-complex="11pt"/>
    </style:style>
    <style:style style:name="T4" style:family="text">
      <style:text-properties fo:font-size="11pt" officeooo:rsid="00156897" style:font-size-asian="11pt" style:font-size-complex="11pt"/>
    </style:style>
    <style:style style:name="T5" style:family="text">
      <style:text-properties fo:font-size="11pt" officeooo:rsid="0015b7d4" style:font-size-asian="11pt" style:font-size-complex="11pt"/>
    </style:style>
    <style:style style:name="T6" style:family="text">
      <style:text-properties fo:font-size="11pt" officeooo:rsid="0016c267" style:font-size-asian="11pt" style:font-size-complex="11pt"/>
    </style:style>
    <style:style style:name="T7" style:family="text">
      <style:text-properties fo:font-size="11pt" officeooo:rsid="00170978"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weight="normal" officeooo:rsid="00156897" style:font-size-asian="11pt" style:font-weight-asian="normal" style:font-size-complex="11pt" style:font-weight-complex="normal"/>
    </style:style>
    <style:style style:name="T10" style:family="text">
      <style:text-properties fo:font-size="11pt" fo:font-weight="normal" officeooo:rsid="0015b7d4" style:font-size-asian="11pt" style:font-weight-asian="normal" style:font-size-complex="11pt" style:font-weight-complex="normal"/>
    </style:style>
    <style:style style:name="T11" style:family="text">
      <style:text-properties fo:font-style="italic" style:font-style-asian="italic"/>
    </style:style>
    <style:style style:name="T12" style:family="text">
      <style:text-properties style:use-window-font-color="true" style:font-name="Times New Roman"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T13" style:family="text">
      <style:text-properties style:use-window-font-color="true" style:font-name="Times New Roman" fo:font-size="11pt" fo:language="en" fo:country="US" fo:font-weight="normal" officeooo:rsid="00156897" style:font-name-asian="Times New Roman" style:font-size-asian="11pt" style:font-weight-asian="normal" style:font-name-complex="Times New Roman" style:font-size-complex="11pt" style:language-complex="ar" style:country-complex="SA" style:font-weight-complex="normal"/>
    </style:style>
    <style:style style:name="T14" style:family="text">
      <style:text-properties style:use-window-font-color="true" style:font-name="Times New Roman" fo:font-size="11pt" fo:language="en" fo:country="US" fo:font-weight="normal" officeooo:rsid="0015b7d4" style:font-name-asian="Times New Roman" style:font-size-asian="11pt" style:font-weight-asian="normal" style:font-name-complex="Times New Roman" style:font-size-complex="11pt" style:language-complex="ar" style:country-complex="SA" style:font-weight-complex="normal"/>
    </style:style>
    <style:style style:name="T15" style:family="text">
      <style:text-properties officeooo:rsid="0016c2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eve Atkins, Ph.D.</text:p>
      <text:p text:style-name="P1">910 Francesca Court</text:p>
      <text:p text:style-name="P1">Punta Gorda, Fl 33950</text:p>
      <text:p text:style-name="P1">(336)710-9122</text:p>
      <text:p text:style-name="P1"/>
      <text:p text:style-name="Standard"><text:span text:style-name="T3">October 1</text:span><text:span text:style-name="T7">8</text:span><text:span text:style-name="T1">, 201</text:span><text:span text:style-name="T3">3</text:span></text:p>
      <text:p text:style-name="P1"/>
      <text:p text:style-name="Standard"><text:span text:style-name="T3">Seach Committee: </text:span><text:span text:style-name="T7">District </text:span><text:span text:style-name="T5">Director, </text:span><text:span text:style-name="T7">Institutional Analytics</text:span></text:p>
      <text:p text:style-name="P1"/>
      <text:p text:style-name="P4"><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5">Director, </text:span><text:span text:style-name="T7">Institutional Analytics at B</text:span><text:span text:style-name="T2">roward College</text:span><text:span text:style-name="T1">. Moreover, I am very familiar with </text:span><text:span text:style-name="T2">Broward</text:span><text:span text:style-name="T1">’s reputation as an institution committed to learning. Throughout my tenure in college administration </text:span><text:span text:style-name="T2">and teaching</text:span><text:span text:style-name="T1">, I have worked diligently to engender a culture that measures its success relative to </text:span>improving student learning <text:span text:style-name="T15">through qualtiy teaching and assessment</text:span><text:span text:style-name="T1">. <text:s/>I have a broad understanding of the challenges and opportunities that colleges </text:span><text:span text:style-name="T5">and universities </text:span><text:span text:style-name="T1">fac</text:span><text:span text:style-name="T6">e</text:span><text:span text:style-name="T1"> </text:span><text:span text:style-name="T6">with regard to providing evidence that they are effectively serving student learning. I</text:span><text:span text:style-name="T1"> welcome the chance to meet with the search committee to discuss my candidacy.</text:span></text:p>
      <text:p text:style-name="P4"><text:span text:style-name="T1">I am attaching my curriculum vitae to this letter, along with artifacts that support my capabilities and competence, and the names and contact information of individuals who will serve as my references. I am also listing below certain of my accomplishments and interests that fit most closely with my perception of what </text:span><text:span text:style-name="T2">Broward</text:span><text:span text:style-name="T1"> is seeking in a </text:span><text:span text:style-name="T7">District </text:span><text:span text:style-name="T2">Dir</text:span><text:span text:style-name="T7">ec</text:span><text:span text:style-name="T2">to</text:span><text:span text:style-name="T5">r, </text:span><text:span text:style-name="T7">Institutional Analytics</text:span><text:span text:style-name="T1">:</text:span></text:p>
      <text:list xml:id="list8687501636498404914" text:style-name="WW8Num2">
        <text:list-item>
          <text:p text:style-name="P6"><text:span text:style-name="T1">I have successfully served two colleges in a variety of roles, one in North Carolina and the other in Florida. I spent twenty-one years at Surry Community College in North Carolina </text:span><text:span text:style-name="T3">in the positions of</text:span><text:span text:style-name="T1"> full-time faculty member, Dean of Arts and Sciences, and Vice President of Academic and Student Affairs. </text:span><text:span text:style-name="T2">During my tenure at these colleges, I led a variety of teams through the process of </text:span><text:span text:style-name="T5">developing learning outcomes initiatives that connected classroom assessments to program and degree related learning outcomes.</text:span><text:span text:style-name="T1"> I </text:span><text:span text:style-name="T2">served</text:span><text:span text:style-name="T1"> Edison State College, originally hired as Dean of Edison’s Charlotte campus, </text:span><text:span text:style-name="T2">and </text:span><text:span text:style-name="T5">was </text:span><text:span text:style-name="T2">quickly </text:span><text:span text:style-name="T1">promoted to District Vice President of Academic and Student Affairs. </text:span><text:span text:style-name="T5">Because of the national focus on outcomes as the key measure of success for effective colleges, I became immersed in the literature and actively pursued experiences to gain expertise in the field of assessment. </text:span><text:span text:style-name="T4">I </text:span><text:span text:style-name="T5">haved served on a variety of SACS commities and appointed to special investigative teams and </text:span><text:span text:style-name="T4">have developed skill in</text:span><text:span text:style-name="T9"> </text:span><text:span text:style-name="T10">effectively working with faculty and others in implementing successful assessment models and can facilitate effective</text:span><text:span text:style-name="T13"> follow-up </text:span><text:span text:style-name="T12">on the substantive, <text:s/>methodological, analytical and “relevance” of project </text:span><text:span text:style-name="T13">outcomes</text:span><text:span text:style-name="T12"> . </text:span><text:span text:style-name="T13">Moreover, I have a reputation for quality</text:span><text:span text:style-name="T12"> </text:span><text:span text:style-name="T13">o</text:span><text:span text:style-name="T12">rganization and presentation </text:span><text:span text:style-name="T13">skills</text:span><text:span text:style-name="T12"> to accent the </text:span><text:span text:style-name="T14">benefits </text:span><text:span text:style-name="T12">of </text:span><text:span text:style-name="T14">assessment </text:span><text:span text:style-name="T12">project</text:span><text:span text:style-name="T14">s</text:span><text:span text:style-name="T12">.</text:span></text:p>
        </text:list-item>
        <text:list-item>
          <text:p text:style-name="P6"><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text:span><text:span text:style-name="T2">The development of a </text:span><text:span text:style-name="T3">campus </text:span><text:span text:style-name="T2">winery and enology lab was funded through a FIPSI grant that I authored. </text:span><text:span text:style-name="T1">In fact, the program and its role in developing partnerships to support the region’s economic development were featured in the </text:span><text:span text:style-name="T8">New York Times</text:span><text:span text:style-name="T1">, the </text:span><text:span text:style-name="T8">London Financial Times</text:span><text:span text:style-name="T1">, and on </text:span><text:span text:style-name="T8">National Public Radio</text:span><text:span text:style-name="T1">. <text:s text:c="2"/></text:span></text:p>
        </text:list-item>
        <text:list-item>
          <text:p text:style-name="P7">At SCC, I spearheaded a nationally recognized Learning Initiative and Quality Enhancement Plan. Specific activities included initiation of a professional development model in critical <text:soft-page-break/>thinking, implementation of an institutional portfolio model for assessing learning outcomes, development of the college’s faculty evaluation model to accommodate a learning-centered perspective, and implementation of a First-Year Experience Program. </text:p>
        </text:list-item>
        <text:list-item>
          <text:p text:style-name="P6"><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11">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pan text:style-name="T11">Community College of Survey of Student Engagement</text:span> (<text:span text:style-name="T11">CCSSE</text:span>) data to promote student learning throughout the accreditation review process. .</text:p>
        </text:list-item>
        <text:list-item>
          <text:p text:style-name="P6"><text:span text:style-name="T1">In 2003, at Dr. Terry O’Banion’s request, I co-authored an article published in the League for Innovation in the Community College’s </text:span><text:span text:style-name="T8">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7">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7">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6"><text:span text:style-name="T1">During my tenure at ESC, I led more than 80 faculty, staff, students and administrators in a comprehensive self-study, under the auspices of the Foundations of Excellence® in the First College Year (FOE), with Dr. John N. Gardner serving as an advisor and consultant. The implementation of this important study serve</text:span><text:span text:style-name="T3">d</text:span><text:span text:style-name="T1"> as one of the foundational elements for the institution’s Quality Enhancement Plan (QEP).</text:span></text:p>
        </text:list-item>
        <text:list-item>
          <text:p text:style-name="P7">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7">In 2010, I led the development of a learning-centered adjunct evaluation model that more closely resembles the in-depth analysis reflected in the expectations of teaching and learning of full-time faculty. The unique adjunct evaluation model included development of rubrics to ensure <text:soft-page-break/>consistency of the evaluations by faculty chairs and academic administrators.  The process includes a portfolio that aligns teaching practices and goals with evaluation instruments and other methods for analyzing teaching and learning.  <text:s/></text:p>
        </text:list-item>
        <text:list-item>
          <text:p text:style-name="P8">Most recently, I participated as a program scholar at the Inter-University Consortium Program in Quantitative Methods for Social Research at the University of Michigan, Ann Arbor. My post-doctoral studies include intensive work in Maximum Likelihood Analysis, Time Series Analysis, and Advanced Regression. The purpose of my participation reflects my career interests in pursuing writing and research. <text:s/></text:p>
        </text:list-item>
      </text:list>
      <text:p text:style-name="P3"/>
      <text:p text:style-name="P3"/>
      <text:p text:style-name="Standard"><text:span text:style-name="T1">Perhaps my greatest strength is working closely with college faculty and administration in the implementation </text:span><text:span text:style-name="T3">and development </text:span><text:span text:style-name="T1">of </text:span><text:span text:style-name="T3">new initiatives </text:span><text:span text:style-name="T4">including grants, professional development, and </text:span><text:span text:style-name="T1">assessment processes for courses, programs and </text:span><text:span text:style-name="T3">services</text:span><text:span text:style-name="T1">. I have developed professional development models and Academic Support Centers at two colleges that focus on professional development. My background in teaching statistics and creating data driven approaches ha</text:span><text:span text:style-name="T6">ve</text:span><text:span text:style-name="T1">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span></text:p>
      <text:p text:style-name="P1"/>
      <text:p text:style-name="P2"><text:span text:style-name="T1">There are several reasons I would very much like to serve </text:span><text:span text:style-name="T2">Broward College</text:span><text:span text:style-name="T1"> in a supporting role in </text:span><text:span text:style-name="T7">Ithe college's a</text:span><text:span text:style-name="T6">ssessment </text:span><text:span text:style-name="T7">efforts</text:span><text:span text:style-name="T1">. The most salient reason that I am interested is the opportunity to work closely with </text:span><text:span text:style-name="T3">Broward</text:span><text:span text:style-name="T1">’s leadership team in an environment that is consistent with my own philosophy of higher education practices. For years, I have been charged with transforming a college</text:span><text:span text:style-name="T6">s</text:span><text:span text:style-name="T1"> to focus on quality - quality teaching and </text:span><text:span text:style-name="T6">evidenced-based </text:span><text:span text:style-name="T1">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 </text:span></text:p>
      <text:p text:style-name="P1"/>
      <text:p text:style-name="P1">Enclosed is my resume for your review. I would like to be considered for the Director position and look forward to beginning discussions soon.</text:p>
      <text:p text:style-name="P1"/>
      <text:p text:style-name="P1">Sincerely,</text:p>
      <text:p text:style-name="P1"/>
      <text:p text:style-name="P1"/>
      <text:p text:style-name="P1"/>
      <text:p text:style-name="P1">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name-asian="Tahoma1"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8-01T11:05:00</meta:creation-date>
    <dc:date>2013-10-18T10:56:12.704000000</dc:date>
    <meta:print-date>2011-04-20T10:25:00</meta:print-date>
    <meta:editing-cycles>2</meta:editing-cycles>
    <meta:editing-duration>PT1M</meta:editing-duration>
    <meta:generator>LibreOffice/4.1.1.2$Windows_x86 LibreOffice_project/7e4286b58adc75a14f6d83f53a03b6c11fa2903</meta:generator>
    <meta:document-statistic meta:table-count="0" meta:image-count="0" meta:object-count="0" meta:page-count="3" meta:paragraph-count="24" meta:word-count="1672" meta:character-count="11164" meta:non-whitespace-character-count="9512"/>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